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345B214D9A3.png" manifest:media-type="image/png"/>
  <manifest:file-entry manifest:full-path="Pictures/10000201000003E800000414E93E55D3.png" manifest:media-type="image/png"/>
  <manifest:file-entry manifest:full-path="Pictures/10000201000003E800000431C9EC3CB5.png" manifest:media-type="image/png"/>
  <manifest:file-entry manifest:full-path="Pictures/10000201000003E80000035C93E96711.png" manifest:media-type="image/png"/>
  <manifest:file-entry manifest:full-path="Pictures/10000201000003E80000035C9486F2B4.png" manifest:media-type="image/png"/>
  <manifest:file-entry manifest:full-path="Pictures/10000201000003E80000035CD161BBB5.png" manifest:media-type="image/png"/>
  <manifest:file-entry manifest:full-path="Pictures/10000201000003E80000024EC0FEFAA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stroke="none" draw:stroke-dash="Ultrafine_20_Dashed" draw:marker-start="" draw:marker-end="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marker-start="" draw:marker-end="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28pt" style:font-size-asian="28pt" style:font-size-complex="28pt"/>
    </style:style>
    <style:style style:name="T1" style:family="text">
      <style:text-properties style:font-name="Arial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g>
          <draw:frame draw:style-name="gr1" draw:text-style-name="P1" draw:layer="layout" svg:width="27.999cm" svg:height="16.519cm" svg:x="-0.299cm" svg:y="2.241cm">
            <draw:image xlink:href="Pictures/10000201000003E80000024EC0FEFAAE.png" xlink:type="simple" xlink:show="embed" xlink:actuate="onLoad">
              <text:p/>
            </draw:image>
          </draw:frame>
          <draw:frame draw:style-name="gr2" draw:text-style-name="P2" draw:layer="layout" svg:width="9.8cm" svg:height="2.461cm" svg:x="6.3cm" svg:y="4.841cm">
            <draw:text-box>
              <text:p text:style-name="P2"><text:span text:style-name="T1">źródło prądu</text:span><text:span text:style-name="T1"><text:line-break/></text:span><text:span text:style-name="T1">stałego</text:span></text:p>
            </draw:text-box>
          </draw:frame>
          <draw:frame draw:style-name="gr2" draw:text-style-name="P2" draw:layer="layout" svg:width="9.8cm" svg:height="1.356cm" svg:x="6.3cm" svg:y="9.742cm">
            <draw:text-box>
              <text:p text:style-name="P2"><text:span text:style-name="T1">żarówka</text:span></text:p>
            </draw:text-box>
          </draw:frame>
          <draw:frame draw:style-name="gr2" draw:text-style-name="P2" draw:layer="layout" svg:width="9.8cm" svg:height="2.461cm" svg:x="6.3cm" svg:y="13.742cm">
            <draw:text-box>
              <text:p text:style-name="P2"><text:span text:style-name="T1">rezystor</text:span></text:p>
              <text:p text:style-name="P2"><text:span text:style-name="T1">(opornik)</text:span></text:p>
            </draw:text-box>
          </draw:frame>
          <draw:frame draw:style-name="gr2" draw:text-style-name="P2" draw:layer="layout" svg:width="9.8cm" svg:height="1.356cm" svg:x="18.5cm" svg:y="5.442cm">
            <draw:text-box>
              <text:p text:style-name="P2"><text:span text:style-name="T1">łącznik</text:span></text:p>
            </draw:text-box>
          </draw:frame>
          <draw:frame draw:style-name="gr2" draw:text-style-name="P2" draw:layer="layout" svg:width="9.8cm" svg:height="1.356cm" svg:x="18.5cm" svg:y="9.842cm">
            <draw:text-box>
              <text:p text:style-name="P2"><text:span text:style-name="T1">woltomierz</text:span></text:p>
            </draw:text-box>
          </draw:frame>
          <draw:frame draw:style-name="gr2" draw:text-style-name="P2" draw:layer="layout" svg:width="9.8cm" svg:height="1.356cm" svg:x="18.5cm" svg:y="14.242cm">
            <draw:text-box>
              <text:p text:style-name="P2"><text:span text:style-name="T1">amperomierz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>
        <office:forms form:automatic-focus="false" form:apply-design-mode="false"/>
        <draw:frame draw:style-name="gr4" draw:text-style-name="P1" draw:layer="layout" svg:width="24.41cm" svg:height="21cm" svg:x="1.795cm" svg:y="0cm">
          <draw:image xlink:href="Pictures/10000201000003E80000035CD161BBB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>
        <office:forms form:automatic-focus="false" form:apply-design-mode="false"/>
        <draw:frame draw:style-name="gr4" draw:text-style-name="P1" draw:layer="layout" svg:width="24.41cm" svg:height="21cm" svg:x="1.795cm" svg:y="0cm">
          <draw:image xlink:href="Pictures/10000201000003E80000035C9486F2B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>
        <office:forms form:automatic-focus="false" form:apply-design-mode="false"/>
        <draw:frame draw:style-name="gr4" draw:text-style-name="P1" draw:layer="layout" svg:width="24.41cm" svg:height="21cm" svg:x="1.795cm" svg:y="0cm">
          <draw:image xlink:href="Pictures/10000201000003E80000035C93E9671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>
        <office:forms form:automatic-focus="false" form:apply-design-mode="false"/>
        <draw:frame draw:style-name="gr4" draw:text-style-name="P1" draw:layer="layout" svg:width="19.56cm" svg:height="21cm" svg:x="4.22cm" svg:y="0cm">
          <draw:image xlink:href="Pictures/10000201000003E800000431C9EC3CB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>
        <office:forms form:automatic-focus="false" form:apply-design-mode="false"/>
        <draw:frame draw:style-name="gr4" draw:text-style-name="P1" draw:layer="layout" svg:width="19.56cm" svg:height="21cm" svg:x="4.22cm" svg:y="0cm">
          <draw:image xlink:href="Pictures/10000201000003E800000414E93E55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>
        <office:forms form:automatic-focus="false" form:apply-design-mode="false"/>
        <draw:frame draw:style-name="gr4" draw:text-style-name="P1" draw:layer="layout" svg:width="25.08cm" svg:height="21cm" svg:x="1.46cm" svg:y="0cm">
          <draw:image xlink:href="Pictures/10000201000003E800000345B214D9A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mall_20_Arrow" draw:display-name="Small Arrow" svg:viewBox="0 0 1321 3493" svg:d="M1321 3493h-1321l661-3493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9T16:18:42.131833776</meta:creation-date>
    <dc:date>2016-11-19T16:45:38.631369103</dc:date>
    <meta:editing-duration>P0D</meta:editing-duration>
    <meta:editing-cycles>1</meta:editing-cycles>
    <meta:document-statistic meta:object-count="49"/>
    <meta:generator>LibreOffice/4.2.8.2$Linux_X86_64 LibreOffice_project/420m0$Build-2</meta:generator>
  </office:meta>
</office:document-meta>
</file>